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aacb" officeooo:paragraph-rsid="000baacb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aacb" officeooo:paragraph-rsid="000baacb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baacb" officeooo:paragraph-rsid="000baacb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d99ff" officeooo:paragraph-rsid="000d99ff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f989c" officeooo:paragraph-rsid="000f989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1ac4d" officeooo:paragraph-rsid="0011ac4d"/>
    </style:style>
    <style:style style:name="T1" style:family="text">
      <style:text-properties officeooo:rsid="000d99ff"/>
    </style:style>
    <style:style style:name="T2" style:family="text">
      <style:text-properties officeooo:rsid="000f989c"/>
    </style:style>
    <style:style style:name="T3" style:family="text">
      <style:text-properties officeooo:rsid="0010c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graphique</text:p>
      <text:p text:style-name="P1"/>
      <text:p text:style-name="P2"/>
      <text:p text:style-name="P3">⇒ <text:span text:style-name="T1">D</text:span>éfinition </text:p>
      <text:p text:style-name="P3"><text:tab/>-document de travail</text:p>
      <text:p text:style-name="P3"><text:tab/><text:tab/> -<text:span text:style-name="T1">Toutes les règles fondamentales d’utilisation des signes graphiques</text:span></text:p>
      <text:p text:style-name="P3"><text:tab/><text:tab/> <text:s/><text:span text:style-name="T1">⇒ Explication des choix graphiques et règles d’utilisation pour chaque éléments</text:span></text:p>
      <text:p text:style-name="P3"/>
      <text:p text:style-name="P3"><text:tab/>-<text:span text:style-name="T1">identité graphique</text:span></text:p>
      <text:p text:style-name="P3"><text:tab/>-<text:span text:style-name="T1">logotype</text:span></text:p>
      <text:p text:style-name="P3"><text:tab/>-<text:span text:style-name="T1">typographie</text:span></text:p>
      <text:p text:style-name="P4"><text:tab/>-puces</text:p>
      <text:p text:style-name="P4"><text:tab/>-…</text:p>
      <text:p text:style-name="P4"/>
      <text:p text:style-name="P4">⇒ <text:span text:style-name="T3">C</text:span>ohérence graphique</text:p>
      <text:p text:style-name="P4"><text:tab/>-<text:span text:style-name="T2">identité visuel</text:span></text:p>
      <text:p text:style-name="P4"><text:tab/>-<text:span text:style-name="T2">être reconnu et identifié rapidement</text:span></text:p>
      <text:p text:style-name="P4"/>
      <text:p text:style-name="P5">⇒ Logo</text:p>
      <text:p text:style-name="P5"><text:tab/>-élément central d’une charte graphique à l’image de la marque</text:p>
      <text:p text:style-name="P3"/>
      <text:p text:style-name="P6">⇒ Couleurs</text:p>
      <text:p text:style-name="P6"><text:tab/>-3-4 couleurs max</text:p>
      <text:p text:style-name="P6"><text:tab/>-adapté aux différents support de communication</text:p>
      <text:p text:style-name="P6"><text:tab/>-palette moderne et déclinée selon les fonctions </text:p>
      <text:p text:style-name="P6"><text:tab/>-attention aux signification des couleurs</text:p>
      <text:p text:style-name="P6"/>
      <text:p text:style-name="P6">⇒ Police</text:p>
      <text:p text:style-name="P6"><text:tab/>-traduit un sentiment</text:p>
      <text:p text:style-name="P6"><text:tab/>-doit être lisible</text:p>
      <text:p text:style-name="P6"><text:tab/>-attention aux signification des police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3:41:08.157692003</meta:creation-date>
    <dc:date>2022-09-15T13:50:46.938061361</dc:date>
    <meta:editing-duration>PT9M38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1" meta:paragraph-count="24" meta:word-count="90" meta:character-count="660" meta:non-whitespace-character-count="569"/>
  </office:meta>
</office:document-meta>
</file>